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4008in"/>
    </style:style>
    <style:style style:name="co2" style:family="table-column">
      <style:table-column-properties fo:break-before="auto" style:column-width="1.9083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1.7654in"/>
    </style:style>
    <style:style style:name="co5" style:family="table-column">
      <style:table-column-properties fo:break-before="auto" style:column-width="0.38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1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obj_extended_palet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g_extended_palet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string" calcext:value-type="string">
            <text:p>29-27</text:p>
          </table:table-cell>
          <table:table-cell office:value-type="string" calcext:value-type="string">
            <text:p>bg_screen_base_offse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string" calcext:value-type="string">
            <text:p>26-24</text:p>
          </table:table-cell>
          <table:table-cell office:value-type="string" calcext:value-type="string">
            <text:p>bg_character_base_offse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obj_processing_during_h_blank_perio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_vram_capaci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28kb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_vram_capaci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6k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vram_capacity</text:p>
          </table:table-cell>
          <table:table-cell office:value-type="string" calcext:value-type="string">
            <text:p>21-20</text:p>
          </table:table-cell>
          <table:table-cell office:value-type="string" calcext:value-type="string">
            <text:p>32kb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vram_capacity</text:p>
          </table:table-cell>
          <table:table-cell office:value-type="string" calcext:value-type="string">
            <text:p>21-20</text:p>
          </table:table-cell>
          <table:table-cell office:value-type="string" calcext:value-type="string">
            <text:p>64kb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vram_capacity</text:p>
          </table:table-cell>
          <table:table-cell office:value-type="string" calcext:value-type="string">
            <text:p>21-20</text:p>
          </table:table-cell>
          <table:table-cell office:value-type="string" calcext:value-type="string">
            <text:p>128kb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vram_capacity</text:p>
          </table:table-cell>
          <table:table-cell office:value-type="string" calcext:value-type="string">
            <text:p>21-20</text:p>
          </table:table-cell>
          <table:table-cell office:value-type="string" calcext:value-type="string">
            <text:p>256kb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vram_block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vram_a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vram_block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vram_b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vram_block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vram_c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vram_block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vram_d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mode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display_off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mode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graphics_displa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mode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vram_displa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mode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main_memory_display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_windo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_windo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window_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window_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window_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window_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d_display_forced_blank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itmap_obj_mapping_mode</text:p>
          </table:table-cell>
          <table:table-cell office:value-type="string" calcext:value-type="string">
            <text:p>6-5</text:p>
          </table:table-cell>
          <table:table-cell office:value-type="string" calcext:value-type="string">
            <text:p>2d_mapping_with_128_horizontal_dots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itmap_obj_mapping_mode</text:p>
          </table:table-cell>
          <table:table-cell office:value-type="string" calcext:value-type="string">
            <text:p>6-5</text:p>
          </table:table-cell>
          <table:table-cell office:value-type="string" calcext:value-type="string">
            <text:p>2d_mapping_with_256_horizontal_dots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itmap_obj_mapping_mode</text:p>
          </table:table-cell>
          <table:table-cell office:value-type="string" calcext:value-type="string">
            <text:p>6-5</text:p>
          </table:table-cell>
          <table:table-cell office:value-type="string" calcext:value-type="string">
            <text:p>1d_mapping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obj_mapping_mo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d_mapping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obj_mapping_mo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_mapping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selection_for_bg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d_graphics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selection_for_bg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d_graphic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text2_text3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text2_affine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affine2_affine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text2_extended3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affine2_extended3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extended2_extended3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3d_large_screen_256_color_bitmap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counter_match_interrupt_requ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counter_match_interrupt_requ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h_blank_interrupt_requ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h_blank_interrupt_requ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blank_interrupt_requ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blank_interrupt_requ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counter_match_det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side_a_matching_interval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counter_match_det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ing_a_matching_interva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h_blank_de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side_h_blank_interval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h_blank_de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ring_h_blank_interva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blank_det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side_v_blank_interval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blank_det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ring_v_blank_interva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COUNT</text:p>
          </table:table-cell>
          <table:table-cell/>
          <table:table-cell office:value-type="string" calcext:value-type="string">
            <text:p>8-0</text:p>
          </table:table-cell>
          <table:table-cell office:value-type="string" calcext:value-type="string">
            <text:p>v_counter_valu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256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256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512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bg_extended_palette_sl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lot_0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bg_extended_palette_sl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lot_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screen_base_block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/>
          <table:table-cell office:value-type="string" calcext:value-type="string">
            <text:p>5-2</text:p>
          </table:table-cell>
          <table:table-cell office:value-type="string" calcext:value-type="string">
            <text:p>character_base_block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0CNT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256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256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512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bg_extended_palette_sl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lot_1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bg_extended_palette_sl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lot_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screen_base_block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/>
          <table:table-cell office:value-type="string" calcext:value-type="string">
            <text:p>5-2</text:p>
          </table:table-cell>
          <table:table-cell office:value-type="string" calcext:value-type="string">
            <text:p>character_base_block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1CNT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256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256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512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out_of_area_process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ansparent_display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out_of_area_process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raparound_displa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screen_base_block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/>
          <table:table-cell office:value-type="string" calcext:value-type="string">
            <text:p>5-2</text:p>
          </table:table-cell>
          <table:table-cell office:value-type="string" calcext:value-type="string">
            <text:p>character_base_block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2CNT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256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256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512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out_of_area_process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ansparent_display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out_of_area_process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raparound_displa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screen_base_block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/>
          <table:table-cell office:value-type="string" calcext:value-type="string">
            <text:p>5-2</text:p>
          </table:table-cell>
          <table:table-cell office:value-type="string" calcext:value-type="string">
            <text:p>character_base_block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3CNT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shap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shap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long_rectangle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shap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tall_rectangle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color_mo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color_mo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mosa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mosa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mode</text:p>
          </table:table-cell>
          <table:table-cell office:value-type="string" calcext:value-type="string">
            <text:p>11-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mode</text:p>
          </table:table-cell>
          <table:table-cell office:value-type="string" calcext:value-type="string">
            <text:p>11-10</text:p>
          </table:table-cell>
          <table:table-cell office:value-type="string" calcext:value-type="string">
            <text:p>translucent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mode</text:p>
          </table:table-cell>
          <table:table-cell office:value-type="string" calcext:value-type="string">
            <text:p>11-10</text:p>
          </table:table-cell>
          <table:table-cell office:value-type="string" calcext:value-type="string">
            <text:p>obj_window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mode</text:p>
          </table:table-cell>
          <table:table-cell office:value-type="string" calcext:value-type="string">
            <text:p>11-10</text:p>
          </table:table-cell>
          <table:table-cell office:value-type="string" calcext:value-type="string">
            <text:p>bitmap_obj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double_si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double_si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affine_transform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affine_transform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BJ_ATTRIBUTE_1</text:p>
          </table:table-cell>
          <table:table-cell/>
          <table:table-cell office:value-type="string" calcext:value-type="string">
            <text:p>15-14</text:p>
          </table:table-cell>
          <table:table-cell office:value-type="string" calcext:value-type="string">
            <text:p>obj_size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BJ_ATTRIBUTE_1</text:p>
          </table:table-cell>
          <table:table-cell/>
          <table:table-cell office:value-type="string" calcext:value-type="string">
            <text:p>13-9</text:p>
          </table:table-cell>
          <table:table-cell office:value-type="string" calcext:value-type="string">
            <text:p>affine_transformation_parameter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BJ_ATTRIBUTE_1</text:p>
          </table:table-cell>
          <table:table-cell/>
          <table:table-cell office:value-type="string" calcext:value-type="string">
            <text:p>8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1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BJ_ATTRIBUTE_2</text:p>
          </table:table-cell>
          <table:table-cell/>
          <table:table-cell office:value-type="string" calcext:value-type="string">
            <text:p>15-12</text:p>
          </table:table-cell>
          <table:table-cell office:value-type="string" calcext:value-type="string">
            <text:p>color_parameter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BJ_ATTRIBUTE_2</text:p>
          </table:table-cell>
          <table:table-cell/>
          <table:table-cell office:value-type="string" calcext:value-type="string">
            <text:p>11-10</text:p>
          </table:table-cell>
          <table:table-cell office:value-type="string" calcext:value-type="string">
            <text:p>display_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BJ_ATTRIBUTE_2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character_name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1">00/00/0000</text:date>, <text:time style:data-style-name="N2" text:time-value="00:31:48.1657310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00:01:01.452411487</meta:creation-date>
    <dc:date>2024-08-31T05:04:31.930690961</dc:date>
    <meta:editing-duration>PT5H2M43S</meta:editing-duration>
    <meta:editing-cycles>11</meta:editing-cycles>
    <meta:generator>LibreOffice/7.6.7.2$Linux_X86_64 LibreOffice_project/60$Build-2</meta:generator>
    <meta:document-statistic meta:table-count="1" meta:cell-count="665" meta:object-count="0"/>
  </office:meta>
</office:document-meta>
</file>